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" svg:font-family="'AR PL UKai CN'" style:font-pitch="variabl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3pt" officeooo:rsid="003d5ac6" officeooo:paragraph-rsid="003d5ac6" style:font-name-asian="AR PL UKai HK" style:font-size-asian="13pt" style:font-size-complex="13pt"/>
    </style:style>
    <style:style style:name="P4" style:family="paragraph" style:parent-style-name="Title">
      <style:paragraph-properties fo:text-align="start" style:justify-single-word="false"/>
      <style:text-properties officeooo:rsid="000bc6a3" officeooo:paragraph-rsid="000bc6a3" style:font-name-asian="AR PL UKai CN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智商</text:p>
      <text:p text:style-name="P1"/>
      <text:section text:style-name="Sect1" text:name="Section1">
        <text:p text:style-name="P3">很多時候</text:p>
        <text:p text:style-name="P3">很多人</text:p>
        <text:p text:style-name="P3">智商不如猴子</text:p>
        <text:p text:style-name="P3">甚至不如豬</text:p>
        <text:p text:style-name="P3">每個人的成長階段</text:p>
        <text:p text:style-name="P3">都難免如此</text:p>
        <text:p text:style-name="P3"/>
        <text:p text:style-name="P3">不信你去博物館看看</text:p>
        <text:p text:style-name="P3">一些天價的鬼畫符</text:p>
        <text:p text:style-name="P3">只因其作者是所謂的名家</text:p>
        <text:p text:style-name="P3">多少人逼着自己去相信</text:p>
        <text:p text:style-name="P3">像小孩子一樣的鬼畫符是藝術</text:p>
        <text:p text:style-name="P3">只因大家都這麼說</text:p>
        <text:p text:style-name="P3">我們也就這麼害怕孤單地認同</text:p>
        <text:p text:style-name="P3">不懂裝懂地欣賞着</text:p>
        <text:p text:style-name="P3">生怕被人發現自己的淺薄</text:p>
        <text:p text:style-name="P3"/>
        <text:p text:style-name="P3">生活</text:p>
        <text:p text:style-name="P3">就像百萬英鎊一樣</text:p>
        <text:p text:style-name="P3">上演着一個個智商的笑話</text:p>
        <text:p text:style-name="P3">而我們</text:p>
        <text:p text:style-name="P3">如同有腦而不用腦的猴子一樣</text:p>
        <text:p text:style-name="P3">在一道道智商測試題中</text:p>
        <text:p text:style-name="P3">交了不及格的人生答卷</text:p>
        <text:p text:style-name="P3"/>
        <text:p text:style-name="P3">每當聽到</text:p>
        <text:p text:style-name="P3">啊，羅密歐的聲音</text:p>
        <text:p text:style-name="P3">我就莫名地笑了</text:p>
        <text:p text:style-name="P3">一場端着的藝術</text:p>
        <text:p text:style-name="P3">一羣不能正常說話的人</text:p>
        <text:p text:style-name="P3">又要出場了</text:p>
        <text:p text:style-name="P2"/>
        <text:p text:style-name="P2">啊</text:p>
        <text:p text:style-name="P2">可愛的猴子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" svg:font-family="'AR PL UKai CN'" style:font-pitch="variabl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17T08:07:46.397080236</dc:date>
    <meta:editing-duration>PT1H47M53S</meta:editing-duration>
    <meta:editing-cycles>48</meta:editing-cycles>
    <meta:document-statistic meta:table-count="0" meta:image-count="0" meta:object-count="0" meta:page-count="3" meta:paragraph-count="31" meta:word-count="228" meta:character-count="228" meta:non-whitespace-character-count="228"/>
  </office:meta>
</office:document-meta>
</file>